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style:font-size-asian="14pt" style:font-weight-asian="bold" style:font-size-complex="14pt"/>
    </style:style>
    <style:style style:name="P2" style:family="paragraph" style:parent-style-name="Standard">
      <style:paragraph-properties fo:margin-top="0cm" fo:margin-bottom="0cm" style:contextual-spacing="false" fo:line-height="100%"/>
    </style:style>
    <style:style style:name="P3" style:family="paragraph" style:parent-style-name="Title" style:master-page-name="Standard">
      <style:paragraph-properties style:page-number="auto"/>
    </style:style>
    <style:style style:name="T1" style:family="text">
      <style:text-properties fo:font-size="14pt" style:text-underline-style="solid" style:text-underline-width="auto" style:text-underline-color="font-color"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teproyecto de Base de Datos</text:p>
      <text:p text:style-name="Standard">Integrantes del grupo: Matías Flores y Ezequiel Anello.</text:p>
      <text:p text:style-name="Standard">Nombre del grupo: “Los Galácticos”</text:p>
      <text:p text:style-name="Standard"><text:span text:style-name="T1">El problema</text:span></text:p>
      <text:p text:style-name="Standard">Cuantas veces nos hemos encontrado en el problema de, a la hora de reservar la cancha, en algún club que tenga canchas de tenis, futbol o básquet para ir a jugar, que tenemos que llamar y esperar a que algún empleado del lugar nos atienda para saber a qué hora tienen disponible alguna de las canchas.</text:p>
      <text:p text:style-name="Standard"><text:span text:style-name="T1">La solución</text:span></text:p>
      <text:p text:style-name="P2">La solución que propondremos a este problema es el desarrollo de una aplicación que permitirá, mediante una conexión a una base de datos, ver los distintos turnos reservados en los distintos días y en las distintas horas. Además te proporcionara un número de teléfono para que puedas comunicarte con la gente del local para poder reservar tu turno.</text:p>
      <text:p text:style-name="Standard">Básicamente lo que tenemos pensado hacer es una base de datos ABM como se había acordado. Esta base de datos va a manejar datos de fechas, horas, nombres de los clientes, el número de cancha en la que el cliente quiera jugar y el tipo de cancha que el cliente quiera. La necesidad de usar una base de datos se ve reflejada en que lo más simple, útil y eficaz para guardar estos datos es una base de datos.</text:p>
      <text:p text:style-name="Standard"><text:span text:style-name="T1">El objetivo</text:span></text:p>
      <text:p text:style-name="P2">En cuanto al objetivo que esta aplicación desea cumplir es el de facilitar la administración de los tiempos del club que proporciona las canchas, ya que esta es una gran pérdida de tiempo y dinero, y algunas veces disconformidad del cliente e incluso la perdida de algunos de ellos.</text:p>
      <text:p text:style-name="P2"/>
      <text:p text:style-name="Standard"><text:span text:style-name="T1">Nombre del proyecto</text:span></text:p>
      <text:p text:style-name="Standard">El nombre que proponemos para esta aplicación es: “El club App”.</text:p>
      <text:p text:style-name="Standard"><text:span text:style-name="T1">Mejoras</text:span></text:p>
      <text:p text:style-name="Standard">Este proyecto es pensado llevar a cabo próximamente a una mayor escala, es decir, que en vez de proporcionar los datos de solamente los datos de un solo club, pueda proporcionar los datos de los turnos de muchas de las canchas que están ubicadas en los distintos clubes de la<text:bookmark text:name="_GoBack"/> ciudad de Córdoba, y mediante tu posición geográfica te indicara cual será la cancha más cercana a tu ubicación, <text:soft-page-break/>te mostrara los distintos turnos de esa cancha y también te proporcionara un contacto para que puedas llamar a este local y reservar tu turno.</text:p>
      <text:p text:style-name="P1"/>
      <text:p text:style-name="Standard"><text:span text:style-name="T1">Entorno grafico</text:span></text:p>
      <text:p text:style-name="Standard">La idea que tenemos de este entorno no es muy complicada si no que es muy simple. </text:p>
      <text:p text:style-name="Standard">Una pantalla principal en la cual puedas ingresar la hora y el día para buscar si hay turnos en las canchas, debajo de estos cuadros de texto habrá botones con las opciones de: “Buscar”, “Agregar un nuevo turno” y “Borrar un turno”. </text:p>
      <text:p text:style-name="Standard">Si se presiona el botón de buscar, automáticamente no dirigirá a otra pantalla en la cual nos mostrara los turnos que hay en el día y la hora que hemos elegido y además a nombre de quien esta cada cancha, además de esto nos buscara según el tipo de cancha que hayamos puesto para buscar, que en este caso puede ser de futbol, tenis o básquet.</text:p>
      <text:p text:style-name="Standard">Si vamos a la opción “Agregar un nuevo turno”, nos dirigirá a una pantalla muy parecida a la principal nada más que aquí nos aparecerán 5 cuadros de texto en los que tendremos que ingresar, la hora, el día, el nombre, el número de cancha y el tipo de cancha que queramos. Luego debajo de estos 5 cuadros de texto habrá un botón que dirá: “Agregar turn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AR"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AR"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Title" style:family="paragraph" style:parent-style-name="Standard" style:default-outline-level=""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style:font-name="Cambria" fo:font-size="26pt" fo:letter-spacing="0.009cm" style:letter-kerning="true" style:font-size-asian="26pt" style:font-name-complex="F" style:font-size-complex="26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ítulo_20_Car" style:display-name="Título Car" style:family="text" style:parent-style-name="Default_20_Paragraph_20_Font">
      <style:text-properties fo:color="#17365d" style:font-name="Cambria" fo:font-size="26pt" fo:letter-spacing="0.009cm" style:letter-kerning="true" style:font-size-asian="26pt" style:font-name-complex="F" style:font-size-complex="2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dc:creator>Usuario de Windows</dc:creator>
    <meta:editing-cycles>17</meta:editing-cycles>
    <meta:creation-date>2014-07-06T19:00:00</meta:creation-date>
    <dc:date>2014-07-28T13:29:00</dc:date>
    <meta:editing-duration>PT3M56S</meta:editing-duration>
    <meta:generator>LibreOffice/4.0.2.2$Linux_X86_64 LibreOffice_project/400m0$Build-2</meta:generator>
    <meta:document-statistic meta:table-count="0" meta:image-count="0" meta:object-count="0" meta:page-count="2" meta:paragraph-count="19" meta:word-count="569" meta:character-count="3134" meta:non-whitespace-character-count="25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